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Text_20_body">
      <style:text-properties fo:font-size="18pt" style:font-size-asian="18pt" style:font-size-complex="18pt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 style:list-style-name="L3">
      <style:text-properties officeooo:paragraph-rsid="000e05db"/>
    </style:style>
    <style:style style:name="P5" style:family="paragraph" style:parent-style-name="Text_20_body" style:list-style-name="L3">
      <style:text-properties fo:font-weight="normal" officeooo:paragraph-rsid="000e05db" style:font-weight-asian="normal" style:font-weight-complex="normal"/>
    </style:style>
    <style:style style:name="P6" style:family="paragraph" style:parent-style-name="Text_20_body">
      <style:text-properties officeooo:paragraph-rsid="000e05db"/>
    </style:style>
    <style:style style:name="T1" style:family="text">
      <style:text-properties officeooo:rsid="000e05db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DK</text:p>
      <text:p text:style-name="P1"/>
      <text:p text:style-name="P2"><text:span text:style-name="T1">J</text:span>ava Development Kit.(Toolset)</text:p>
      <text:p text:style-name="Text_20_body">Java file given to JDK to check the error before compiling. Similar like Java Grammar Error.</text:p>
      <text:p text:style-name="Text_20_body">This JDK will check whether the given java file is having any error.</text:p>
      <text:p text:style-name="Text_20_body"/>
      <text:p text:style-name="Text_20_body">Below is the code for compilation.</text:p>
      <text:p text:style-name="Text_20_body">javac Filename.java</text:p>
      <text:p text:style-name="Text_20_body">But before compilation system will check for the error checker.</text:p>
      <text:p text:style-name="Text_20_body">If there is no error then only system will compile.</text:p>
      <text:p text:style-name="Text_20_body">Once the system is succeeded with the compilation,system will generate a class file. With .class file as extension.</text:p>
      <text:p text:style-name="Text_20_body"/>
      <text:p text:style-name="Text_20_body"/>
      <text:p text:style-name="Text_20_body">This class file contains the data in byte format.</text:p>
      <text:p text:style-name="Text_20_body">Compilation time is nothing but time taken for converting java file to class file.</text:p>
      <text:p text:style-name="Text_20_body">Since the class file is in byte format which machine does not understand.</text:p>
      <text:p text:style-name="Text_20_body">To convert the byte format to bit (0,1) Java Virtual machine will take care.</text:p>
      <text:p text:style-name="Text_20_body">JVM is a part of the JDK kit.</text:p>
      <text:p text:style-name="Text_20_body">JVM depends on 1. Processor 2 .OS it will convert into bits - TBD</text:p>
      <text:p text:style-name="Text_20_body">Reason behind to check the above entities are File system. Because each </text:p>
      <text:p text:style-name="Text_20_body">OS and processor will execute in a different ways.</text:p>
      <text:p text:style-name="Text_20_body">Execution Run time - converting your class file to binary and getting the output. (JVM).</text:p>
      <text:p text:style-name="Text_20_body">OS+Processor := Platform</text:p>
      <text:p text:style-name="Text_20_body">Java is a secure software reason is class file is in Byte Code.</text:p>
      <text:p text:style-name="Text_20_body"/>
      <text:p text:style-name="Text_20_body"/>
      <text:p text:style-name="Text_20_body">JDK is compile.</text:p>
      <text:p text:style-name="Text_20_body">JVM is converting class file to binary.</text:p>
      <text:p text:style-name="Text_20_body">Class File will run only in JRE (Java Run Time).</text:p>
      <text:p text:style-name="Text_20_body">JVM is a part of JRE</text:p>
      <text:p text:style-name="Text_20_body"/>
      <text:p text:style-name="Text_20_body"><text:soft-page-break/></text:p>
      <text:p text:style-name="P3">Summarize</text:p>
      <text:p text:style-name="P3"/>
      <text:list xml:id="list2697936524" text:style-name="L3">
        <text:list-item>
          <text:p text:style-name="P5">Created First JAva Program </text:p>
        </text:list-item>
        <text:list-item>
          <text:p text:style-name="P4">Compiled JAvac </text:p>
        </text:list-item>
        <text:list-item>
          <text:p text:style-name="P4">Compilation convert my .java file to .class file </text:p>
        </text:list-item>
        <text:list-item>
          <text:p text:style-name="P4">Got the First class file </text:p>
        </text:list-item>
        <text:list-item>
          <text:p text:style-name="P4">Gave the First class file to JRE </text:p>
        </text:list-item>
        <text:list-item>
          <text:p text:style-name="P4">JVM is a part of JRE </text:p>
        </text:list-item>
        <text:list-item>
          <text:p text:style-name="P4">JVM takes my First class file </text:p>
        </text:list-item>
        <text:list-item>
          <text:p text:style-name="P4">THis JVM converts my class file to binary file ( TBD) -where can i see this file . Is it possible ? </text:p>
        </text:list-item>
      </text:list>
      <text:p text:style-name="P6">JDK needs to be installed only in the developer machine to convert the java file to class file.</text:p>
      <text:p text:style-name="Text_20_body">In the user system JRE is enough to execute the class file to convert into binary.</text:p>
      <text:p text:style-name="Text_20_body">For the above reason we are saying java is portable.</text:p>
      <text:p text:style-name="Text_20_body">Java is robust.</text:p>
      <text:p text:style-name="Text_20_body">Since java is consuming less hardware resource most of the mobile program developed in java.</text:p>
      <text:p text:style-name="P6"/>
      <text:p text:style-name="P3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2T21:35:00.794894854</meta:creation-date>
    <dc:date>2022-10-02T21:39:26.159557356</dc:date>
    <meta:editing-duration>PT4M25S</meta:editing-duration>
    <meta:editing-cycles>1</meta:editing-cycles>
    <meta:document-statistic meta:table-count="0" meta:image-count="0" meta:object-count="0" meta:page-count="2" meta:paragraph-count="38" meta:word-count="360" meta:character-count="1929" meta:non-whitespace-character-count="1606"/>
    <meta:generator>LibreOffice/7.3.6.2$Linux_X86_64 LibreOffice_project/30$Build-2</meta:generator>
  </office:meta>
</office:document-meta>
</file>